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5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=</text:p>
          </table:table-cell>
          <table:table-cell/>
          <table:table-cell office:value-type="string">
            <text:p>num</text:p>
          </table:table-cell>
          <table:table-cell table:style-name="ce1" table:formula="of:=LOG(1-0.99)" office:value-type="float" office:value="-2">
            <text:p>-2,000</text:p>
          </table:table-cell>
          <table:table-cell table:number-columns-repeated="2"/>
          <table:table-cell office:value-type="string">
            <text:p>e=</text:p>
          </table:table-cell>
          <table:table-cell table:formula="of:=1-([.B2])/([.B3])" office:value-type="float" office:value="0.5">
            <text:p>0,5</text:p>
          </table:table-cell>
        </table:table-row>
        <table:table-row table:style-name="ro1">
          <table:table-cell office:value-type="string">
            <text:p>inliers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denom</text:p>
          </table:table-cell>
          <table:table-cell table:formula="of:=[.K3]" office:value-type="float" office:value="-0.0280287236002435">
            <text:p>-0,0280287236</text:p>
          </table:table-cell>
          <table:table-cell table:number-columns-repeated="2"/>
          <table:table-cell table:style-name="ce2" office:value-type="string">
            <text:p>(1-e)^s</text:p>
          </table:table-cell>
          <table:table-cell table:formula="of:=(1-[.K1])^[.B1]" office:value-type="float" office:value="0.0625">
            <text:p>0,0625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table:number-columns-repeated="8"/>
          <table:table-cell table:formula="of:=LOG(1-[.K2])" office:value-type="float" office:value="-0.0280287236002435">
            <text:p>-0,028028723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N=</text:p>
          </table:table-cell>
          <table:table-cell table:formula="of:=[.G1]/[.G2]" office:value-type="float" office:value="71.3553720292358">
            <text:p>71,3553720292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16:0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3-03-02T15:40:07</meta:creation-date>
    <dc:date>2013-03-02T16:05:51</dc:date>
    <dc:creator>christian </dc:creator>
    <meta:editing-duration>PT10M20S</meta:editing-duration>
    <meta:editing-cycles>1</meta:editing-cycles>
    <meta:document-statistic meta:table-count="3" meta:cell-count="18" meta:object-count="0"/>
    <meta:generator>LibreOffice/3.3$Unix LibreOffice_project/330m19$Build-401</meta:generator>
  </office:meta>
</office:document-meta>
</file>